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table-row>
          <table:table-cell table:style-name="Tabel1.A1" office:value-type="string">
            <text:p text:style-name="Table_20_Contents">Int size = 27;</text:p>
          </table:table-cell>
          <table:table-cell table:style-name="Tabel1.B1" office:value-type="string">
            <text:p text:style-name="Table_20_Contents">Wijst waarde 27 toe aan variabele 'size' van type int.</text:p>
          </table:table-cell>
        </table:table-row>
        <table:table-row>
          <table:table-cell table:style-name="Tabel1.A2" office:value-type="string">
            <text:p text:style-name="Table_20_Contents">String name = “Fido”;</text:p>
          </table:table-cell>
          <table:table-cell table:style-name="Tabel1.B2" office:value-type="string">
            <text:p text:style-name="Table_20_Contents">Variabele 'name' van type String krijgt de waarde “Fido”</text:p>
          </table:table-cell>
        </table:table-row>
        <table:table-row>
          <table:table-cell table:style-name="Tabel1.A2" office:value-type="string">
            <text:p text:style-name="Table_20_Contents">Dog myDog = new Dog(name, size);</text:p>
          </table:table-cell>
          <table:table-cell table:style-name="Tabel1.B2" office:value-type="string">
            <text:p text:style-name="Table_20_Contents">myDog wordt gedeclareerd en geinitialiseerd met als argumenten 'name' <text:s/>en 'size'.</text:p>
          </table:table-cell>
        </table:table-row>
        <table:table-row>
          <table:table-cell table:style-name="Tabel1.A2" office:value-type="string">
            <text:p text:style-name="Table_20_Contents">X = size-5;</text:p>
          </table:table-cell>
          <table:table-cell table:style-name="Tabel1.B2" office:value-type="string">
            <text:p text:style-name="Table_20_Contents">X krijgt de waarde van size min 5</text:p>
          </table:table-cell>
        </table:table-row>
        <table:table-row>
          <table:table-cell table:style-name="Tabel1.A2" office:value-type="string">
            <text:p text:style-name="Table_20_Contents">if(x &lt; 15){ myDog.bark(8);</text:p>
          </table:table-cell>
          <table:table-cell table:style-name="Tabel1.B2" office:value-type="string">
            <text:p text:style-name="Table_20_Contents">Wanneer de waarde van x onder de 15 is, wordt op instantie myDog de methode bark aangeroepen met als argument 8.</text:p>
          </table:table-cell>
        </table:table-row>
        <table:table-row>
          <table:table-cell table:style-name="Tabel1.A2" office:value-type="string">
            <text:p text:style-name="Table_20_Contents">While (x &gt; 3) { myDog.play(); }</text:p>
          </table:table-cell>
          <table:table-cell table:style-name="Tabel1.B2" office:value-type="string">
            <text:p text:style-name="Table_20_Contents">Zolang x boven de 3 is wordt op instantie myDog de methode play aangeroepen</text:p>
          </table:table-cell>
        </table:table-row>
        <table:table-row>
          <table:table-cell table:style-name="Tabel1.A2" office:value-type="string">
            <text:p text:style-name="Table_20_Contents">Int[] numList = {2, 4, 6, 8};</text:p>
          </table:table-cell>
          <table:table-cell table:style-name="Tabel1.B2" office:value-type="string">
            <text:p text:style-name="Table_20_Contents">Een integer-array genaamd numList wordt gemaakt met daarin de waarden 2, 4, 6 en 8</text:p>
          </table:table-cell>
        </table:table-row>
        <table:table-row>
          <table:table-cell table:style-name="Tabel1.A2" office:value-type="string">
            <text:p text:style-name="Table_20_Contents">System.out.print(“Hello”);</text:p>
          </table:table-cell>
          <table:table-cell table:style-name="Tabel1.B2" office:value-type="string">
            <text:p text:style-name="Table_20_Contents">Op de console wordt “Hello” geprint</text:p>
          </table:table-cell>
        </table:table-row>
        <table:table-row>
          <table:table-cell table:style-name="Tabel1.A2" office:value-type="string">
            <text:p text:style-name="Table_20_Contents">System.out.print(“Dog: “ + name);</text:p>
          </table:table-cell>
          <table:table-cell table:style-name="Tabel1.B2" office:value-type="string">
            <text:p text:style-name="Table_20_Contents">Op de console wordt “Dog:” en de inhoud van “name” geprint</text:p>
          </table:table-cell>
        </table:table-row>
        <table:table-row>
          <table:table-cell table:style-name="Tabel1.A2" office:value-type="string">
            <text:p text:style-name="Table_20_Contents">String num = “8”;</text:p>
          </table:table-cell>
          <table:table-cell table:style-name="Tabel1.B2" office:value-type="string">
            <text:p text:style-name="Table_20_Contents">Variabele num van type String krijgt als waarde de String 8</text:p>
          </table:table-cell>
        </table:table-row>
        <table:table-row>
          <table:table-cell table:style-name="Tabel1.A2" office:value-type="string">
            <text:p text:style-name="Table_20_Contents">Int z = Integer.parseInt(num);</text:p>
          </table:table-cell>
          <table:table-cell table:style-name="Tabel1.B2" office:value-type="string">
            <text:p text:style-name="Table_20_Contents">Variabele z van type integer krijgt de waarde van object Integer genaamd num die wordt geparsed naar primitieve integer</text:p>
          </table:table-cell>
        </table:table-row>
        <table:table-row>
          <table:table-cell table:style-name="Tabel1.A2" office:value-type="string">
            <text:p text:style-name="Table_20_Contents">Try{</text:p>
            <text:p text:style-name="Table_20_Contents"><text:s text:c="2"/>readTheFile(“myFile.txt”);</text:p>
            <text:p text:style-name="Table_20_Contents">}</text:p>
            <text:p text:style-name="Table_20_Contents">catch(FileNotFoundException ex){</text:p>
            <text:p text:style-name="Table_20_Contents"><text:s text:c="2"/>System.out.print(“File not found.”);</text:p>
            <text:p text:style-name="Table_20_Contents">}</text:p>
          </table:table-cell>
          <table:table-cell table:style-name="Tabel1.B2" office:value-type="string">
            <text:p text:style-name="Table_20_Contents">Het bestand “myFile.txt” wordt getracht te worden gelezen. Wanneer dit niet goed gaat wordt een FileNotFoundException gethrowed. Deze exception wordt in het catch gedeelte gevangen en afgehandeld door “File not found” in de console te printen.</text:p>
          </table:table-cell>
        </table:table-row>
      </table:table>
      <text:p text:style-name="Standard"/>
      <text:p text:style-name="Standard"/>
      <text:p text:style-name="Standard">Compile-exercise:</text:p>
      <text:p text:style-name="Standard">A: compiled, maar heeft een endless loop</text:p>
      <text:p text:style-name="Standard">B: mist class naam</text:p>
      <text:p text:style-name="Standard">C: er mist een methode waar de while in moet staan om te werken</text:p>
      <text:p text:style-name="Standard"/>
      <text:p text:style-name="Standard"/>
      <text:p text:style-name="Standard">Mixed messages:</text:p>
      <text:p text:style-name="Standard"/>
      <text:p text:style-name="Standard">y = x – y;<text:tab/><text:tab/>output: 00 11 21 32 42 <text:s text:c="27"/></text:p>
      <text:p text:style-name="Standard"/>
      <text:p text:style-name="Standard">y = y + x;<text:tab/><text:tab/>output: 00 11 23 36 410</text:p>
      <text:p text:style-name="Standard"/>
      <text:p text:style-name="Standard">y = y + 2;<text:tab/><text:tab/>output: 02 14 25 36 47</text:p>
      <text:p text:style-name="Standard">if( y&gt;4 ){</text:p>
      <text:p text:style-name="Standard"><text:s/>y = y – 1;</text:p>
      <text:p text:style-name="Standard">}</text:p>
      <text:p text:style-name="Standard"/>
      <text:p text:style-name="Standard"><text:soft-page-break/>x = x + 1;<text:tab/><text:tab/>output: 11 34 59</text:p>
      <text:p text:style-name="Standard">y = y + x;</text:p>
      <text:p text:style-name="Standard"/>
      <text:p text:style-name="Standard">if( y&lt;5 ){<text:tab/><text:tab/>output: 02 14 36 48</text:p>
      <text:p text:style-name="Standard"><text:s text:c="2"/>x = x + 1;</text:p>
      <text:p text:style-name="Standard"><text:s text:c="2"/>if( y&lt;3 ){</text:p>
      <text:p text:style-name="Standard"><text:s text:c="4"/>x = x – 1;</text:p>
      <text:p text:style-name="Standard"><text:s text:c="2"/>}</text:p>
      <text:p text:style-name="Standard">}</text:p>
      <text:p text:style-name="Standard">y = y + 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0T21:01:18.61</meta:creation-date>
    <dc:date>2018-11-01T10:25:51.49</dc:date>
    <meta:editing-duration>PT4H33M</meta:editing-duration>
    <meta:editing-cycles>3</meta:editing-cycles>
    <meta:generator>OpenOffice/4.1.5$Win32 OpenOffice.org_project/415m1$Build-9789</meta:generator>
    <meta:document-statistic meta:table-count="1" meta:image-count="0" meta:object-count="0" meta:page-count="2" meta:paragraph-count="49" meta:word-count="340" meta:character-count="1808"/>
  </office:meta>
</office:document-meta>
</file>